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96519168D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4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8.1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<text:span text:style-name="T1">Introduction to OSGI</text:span></text:p>
            <text:p>Kamal Govindraj</text:p>
            <text:p><text:span text:style-name="T2">SpringPeople Technologi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About 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gramming for 13 Years <text:s text:c="2"/></text:p>
              </text:list-item>
              <text:list-item>
                <text:p>Co Founder / Architect @ TenXperts</text:p>
              </text:list-item>
              <text:list-item>
                <text:p>Trainer / Consultant @ Spring People</text:p>
              </text:list-item>
              <text:list-item>
                <text:p>Building enterprise apps using open source frameworks (Spring / Hibernate / GWT / Grails / jBPM)</text:p>
              </text:list-item>
              <text:list-item>
                <text:p>Key contributor to InfraRED &amp; Grails jBPM plug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18.1cm" svg:height="3.256cm" svg:x="1.4cm" svg:y="0.962cm" presentation:class="title">
          <draw:text-box>
            <text:p>About SpringPeo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ster Certified training partner of SpringSource in India</text:p>
              </text:list-item>
              <text:list-item>
                <text:p>Conduct public &amp; onsite trainings</text:p>
                <text:list>
                  <text:list-item>
                    <text:p>Core Spring</text:p>
                  </text:list-item>
                  <text:list-item>
                    <text:p>Enterprise Integration with Spring</text:p>
                  </text:list-item>
                  <text:list-item>
                    <text:p>OSGI &amp; dmServer</text:p>
                  </text:list-item>
                  <text:list-item>
                    <text:p>...</text:p>
                  </text:list-item>
                </text:list>
              </text:list-item>
              <text:list-item>
                <text:p>Consulting</text:p>
              </text:list-item>
              <text:list-item>
                <text:p>More info @ http://springpeople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18.1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eed for OSGI?</text:p>
              </text:list-item>
              <text:list-item>
                <text:p>Versioning, Bundle Lifecycle</text:p>
              </text:list-item>
              <text:list-item>
                <text:p>Services</text:p>
              </text:list-item>
              <text:list-item>
                <text:p>Spring DM</text:p>
              </text:list-item>
              <text:list-item>
                <text:p>Demo of building a simple OSGI enabled app.</text:p>
              </text:list-item>
              <text:list-item>
                <text:p>Limit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18.1cm" svg:height="3.256cm" svg:x="1.4cm" svg:y="0.962cm" presentation:class="title">
          <draw:text-box>
            <text:p>Why OSGI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Java Platform lacks good support for modularity (especially at Runtime)</text:p>
                <text:list>
                  <text:list-item>
                    <text:p>Linear classpath</text:p>
                  </text:list-item>
                  <text:list-item>
                    <text:p>War / Ear as deployment units are too monolithic / coarse grained</text:p>
                  </text:list-item>
                  <text:list-item>
                    <text:p>Complex to share common components / modules across multiple applications</text:p>
                  </text:list-item>
                  <text:list-item>
                    <text:p>No support for <text:s/>multiple versions of class / component in the same vm</text:p>
                  </text:list-item>
                  <text:list-item>
                    <text:p>No support for hot deploying modules</text:p>
                  </text:list-item>
                  <text:list-item>
                    <text:p>No support for light weight service discovery / late bi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What we want</text:p>
          </draw:text-box>
        </draw:frame>
        <draw:custom-shape draw:style-name="gr2" draw:text-style-name="P1" draw:layer="layout" svg:width="24cm" svg:height="12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2.5cm" svg:x="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.5cm" svg:x="1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8.5cm" svg:y="13cm">
          <text:p text:style-name="P2">Or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cm" svg:x="14cm" svg:y="13cm">
          <text:p text:style-name="P2">Inventor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.5cm" svg:x="7cm" svg:y="16cm">
          <text:p text:style-name="P2">Spri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5cm" svg:x="14.5cm" svg:y="16cm">
          <text:p text:style-name="P2">Hiberna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2cm" svg:x="20.5cm" svg:y="6cm">
          <text:p text:style-name="P2">Admin App</text:p>
          <draw:enhanced-geometry svg:viewBox="0 0 21600 21600" draw:text-areas="800 800 20800 20800" draw:type="round-rectangular-callout" draw:modifiers="3534.61089818364 33301.3493253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5cm" svg:height="1.5cm" svg:x="4.5cm" svg:y="6cm">
          <text:p text:style-name="P2">Customer Ap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" draw:layer="layout" svg:x1="7.5cm" svg:y1="11.5cm" svg:x2="9cm" svg:y2="13cm">
          <text:p/>
        </draw:line>
        <draw:line draw:style-name="gr5" draw:text-style-name="P1" draw:layer="layout" svg:x1="8cm" svg:y1="11.5cm" svg:x2="15cm" svg:y2="13cm">
          <text:p/>
        </draw:line>
        <draw:line draw:style-name="gr5" draw:text-style-name="P1" draw:layer="layout" svg:x1="16.5cm" svg:y1="11.5cm" svg:x2="10.5cm" svg:y2="13cm">
          <text:p/>
        </draw:line>
        <draw:line draw:style-name="gr5" draw:text-style-name="P1" draw:layer="layout" svg:x1="18cm" svg:y1="11.5cm" svg:x2="16.5cm" svg:y2="13cm">
          <text:p/>
        </draw:line>
        <draw:line draw:style-name="gr5" draw:text-style-name="P1" draw:layer="layout" svg:x1="9.5cm" svg:y1="15cm" svg:x2="8.5cm" svg:y2="16cm">
          <text:p/>
        </draw:line>
        <draw:line draw:style-name="gr5" draw:text-style-name="P1" draw:layer="layout" svg:x1="15.5cm" svg:y1="15cm" svg:x2="9.5cm" svg:y2="16cm">
          <text:p/>
        </draw:line>
        <draw:line draw:style-name="gr5" draw:text-style-name="P1" draw:layer="layout" svg:x1="10.5cm" svg:y1="15cm" svg:x2="15.5cm" svg:y2="16cm">
          <text:p/>
        </draw:line>
        <draw:line draw:style-name="gr5" draw:text-style-name="P1" draw:layer="layout" svg:x1="16cm" svg:y1="15cm" svg:x2="17.5cm" svg:y2="16cm">
          <text:p/>
        </draw:line>
        <draw:line draw:style-name="gr5" draw:text-style-name="P1" draw:layer="layout" svg:x1="11.5cm" svg:y1="14cm" svg:x2="14cm" svg:y2="14cm">
          <text:p/>
        </draw:line>
        <draw:custom-shape draw:style-name="gr6" draw:text-style-name="P1" draw:layer="layout" svg:width="3cm" svg:height="0.5cm" svg:x="8.5cm" svg:y="1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0.5cm" svg:x="1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cm" svg:height="1cm" svg:x="19cm" svg:y="12cm">
          <text:p text:style-name="P1">Facade Intf</text:p>
          <draw:enhanced-geometry svg:viewBox="0 0 21600 21600" draw:text-areas="800 800 20800 20800" draw:type="round-rectangular-callout" draw:modifiers="-4400.62208398134 26800.3996003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5cm" svg:height="1cm" svg:x="3cm" svg:y="12cm">
          <text:p text:style-name="P1">Facade Intf</text:p>
          <draw:enhanced-geometry svg:viewBox="0 0 21600 21600" draw:text-areas="800 800 20800 20800" draw:type="round-rectangular-callout" draw:modifiers="26110.9975560986 25915.68431568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What we want</text:p>
          </draw:text-box>
        </draw:frame>
        <draw:custom-shape draw:style-name="gr2" draw:text-style-name="P1" draw:layer="layout" svg:width="24cm" svg:height="12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2.5cm" svg:x="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2.5cm" svg:x="1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3.5cm" svg:y="13cm">
          <text:p text:style-name="P2">Order</text:p>
          <text:p text:style-name="P2">1.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cm" svg:x="9cm" svg:y="13cm">
          <text:p text:style-name="P2">Inventory</text:p>
          <text:p text:style-name="P2">1.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2cm" svg:x="20.5cm" svg:y="6cm">
          <text:p text:style-name="P2">Admin App</text:p>
          <draw:enhanced-geometry svg:viewBox="0 0 21600 21600" draw:text-areas="800 800 20800 20800" draw:type="round-rectangular-callout" draw:modifiers="3534.61089818364 33301.3493253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5cm" svg:height="1.5cm" svg:x="4.5cm" svg:y="6cm">
          <text:p text:style-name="P2">Customer Ap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" draw:layer="layout" svg:x1="7.5cm" svg:y1="11.5cm" svg:x2="6cm" svg:y2="13cm">
          <text:p/>
        </draw:line>
        <draw:line draw:style-name="gr5" draw:text-style-name="P1" draw:layer="layout" svg:x1="8cm" svg:y1="11.5cm" svg:x2="10.5cm" svg:y2="13cm">
          <text:p/>
        </draw:line>
        <draw:line draw:style-name="gr5" draw:text-style-name="P1" draw:layer="layout" svg:x1="16.5cm" svg:y1="11.5cm" svg:x2="16.5cm" svg:y2="13cm">
          <text:p/>
        </draw:line>
        <draw:line draw:style-name="gr5" draw:text-style-name="P1" draw:layer="layout" svg:x1="18cm" svg:y1="11.5cm" svg:x2="22.5cm" svg:y2="13cm">
          <text:p/>
        </draw:line>
        <draw:line draw:style-name="gr5" draw:text-style-name="P1" draw:layer="layout" svg:x1="6.5cm" svg:y1="14cm" svg:x2="9cm" svg:y2="14cm">
          <text:p/>
        </draw:line>
        <draw:custom-shape draw:style-name="gr6" draw:text-style-name="P1" draw:layer="layout" svg:width="4cm" svg:height="0.5cm" svg:x="20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2cm" svg:x="20.5cm" svg:y="13cm">
          <text:p text:style-name="P2">Inventory</text:p>
          <text:p text:style-name="P2">1.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2cm" svg:x="15cm" svg:y="13cm">
          <text:p text:style-name="P2">Order</text:p>
          <text:p text:style-name="P2">1.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cm" svg:y1="14cm" svg:x2="20.5cm" svg:y2="1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What is possible today</text:p>
          </draw:text-box>
        </draw:frame>
        <draw:custom-shape draw:style-name="gr2" draw:text-style-name="P1" draw:layer="layout" svg:width="24cm" svg:height="12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7.5cm" svg:x="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7.5cm" svg:x="14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3.5cm" svg:y="12cm">
          <text:p text:style-name="P1">Order</text:p>
          <text:p text:style-name="P1">1.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8cm" svg:y="12cm">
          <text:p text:style-name="P1">Inventory</text:p>
          <text:p text:style-name="P1">1.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3.5cm" svg:y="14.5cm">
          <text:p text:style-name="P1">Spr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8cm" svg:y="14.5cm">
          <text:p text:style-name="P1">Hiberna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cm" svg:x="14.5cm" svg:y="12cm">
          <text:p text:style-name="P1">Order</text:p>
          <text:p text:style-name="P1">1.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cm" svg:x="19cm" svg:y="12cm">
          <text:p text:style-name="P1">Inventory</text:p>
          <text:p text:style-name="P1">1.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.5cm" svg:x="14.5cm" svg:y="14.5cm">
          <text:p text:style-name="P1">Spr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1.5cm" svg:x="19cm" svg:y="14.5cm">
          <text:p text:style-name="P1">Hiberna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2cm" svg:x="20.5cm" svg:y="6cm">
          <text:p text:style-name="P1">Admin App</text:p>
          <draw:enhanced-geometry svg:viewBox="0 0 21600 21600" draw:text-areas="800 800 20800 20800" draw:type="round-rectangular-callout" draw:modifiers="3534.61089818364 33301.3493253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6.5cm" svg:height="1.5cm" svg:x="4.5cm" svg:y="6cm">
          <text:p text:style-name="P1">Customer App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How does OSGI Help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Partition a system into a number of modules – <text:s text:c="2"/>“bundles”</text:span></text:p>
              </text:list-item>
              <text:list-item>
                <text:p><text:span text:style-name="T3">Dynamic: bundles can be installed, started, stopped, <text:s text:c="2"/>uninstalled and updated ... at runtime!</text:span></text:p>
              </text:list-item>
              <text:list-item>
                <text:p><text:span text:style-name="T3">Strict visibility rules</text:span></text:p>
              </text:list-item>
              <text:list-item>
                <text:p><text:span text:style-name="T3">Resolution process satisfies dependencies of a <text:s text:c="2"/>module</text:span></text:p>
              </text:list-item>
              <text:list-item>
                <text:p><text:span text:style-name="T3">Versioning</text:span></text:p>
                <text:list>
                  <text:list-item>
                    <text:p><text:span text:style-name="T4">Packages &amp; Services</text:span></text:p>
                  </text:list-item>
                  <text:list-item>
                    <text:p><text:span text:style-name="T4">Deploy multiple versions of a mod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Bund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fundamental unit of deployment and <text:s/>modularity in OSGi</text:p>
              </text:list-item>
              <text:list-item>
                <text:p>Just a JAR file with additional entries in META-INF/MANIFEST.MF</text:p>
              </text:list-item>
              <text:list-item>
                <text:p>Common manifest headers:</text:p>
                <text:list>
                  <text:list-item>
                    <text:p><text:s/>Bundle-SymbolicName</text:p>
                  </text:list-item>
                  <text:list-item>
                    <text:p><text:s/>Bundle-Version</text:p>
                  </text:list-item>
                  <text:list-item>
                    <text:p><text:s/>Bundle-Name</text:p>
                  </text:list-item>
                  <text:list-item>
                    <text:p><text:s/>Bundle-ManifestVersion</text:p>
                  </text:list-item>
                  <text:list-item>
                    <text:p><text:s/>Export-Package</text:p>
                  </text:list-item>
                  <text:list-item>
                    <text:p><text:s/>Import-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8.1cm" svg:height="3.507cm" svg:x="1.4cm" svg:y="0.837cm" presentation:class="title">
          <draw:text-box>
            <text:p>Dependenci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header>
                <text:p><text:span text:style-name="T5">Export-Package</text:span><text:span text:style-name="T6">: com.tenxperts.order;</text:span></text:p>
              </text:list-header>
              <text:list-item>
                <text:p><text:span text:style-name="T6">Export-Package: com.tenxperts.order;version=”1.0.0”</text:span></text:p>
              </text:list-item>
            </text:list>
            <text:p><text:span text:style-name="T6">Import-Package: com.tenxperts.inventory;version=”1.0.0”</text:span></text:p>
            <text:list text:continue-numbering="true" text:style-name="L3">
              <text:list-item>
                <text:p><text:span text:style-name="T6">Import-Package: </text:span><text:span text:style-name="T6"><text:tab/></text:span><text:span text:style-name="T6">com.tenxperts.inventory;version=”[1.0.0,2.0.0)”</text:span></text:p>
              </text:list-item>
              <text:list-item>
                <text:p><text:span text:style-name="T6">Import-Package: com.tenxperts.inventory;version=”[1.0.0,1.0.0]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18.1cm" svg:height="3.256cm" svg:x="1.4cm" svg:y="0.962cm" presentation:class="title">
          <draw:text-box>
            <text:p>Bundle life cycle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urier New'" style:font-style-name="Normal" style:font-family-generic="modern" style:font-pitch="fixed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1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7cm" svg:height="3cm" svg:x="19.836cm" svg:y="1.028cm">
        <draw:image xlink:href="Pictures/100002010000014000000096519168D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30T22:48:26</meta:creation-date>
    <meta:editing-duration>PT05H24M59S</meta:editing-duration>
    <meta:editing-cycles>10</meta:editing-cycles>
    <dc:date>2010-04-24T13:07:33</dc:date>
    <meta:generator>OpenOffice.org/3.1$Linux OpenOffice.org_project/310m19$Build-9420</meta:generator>
    <dc:creator>Kamal Govindraj</dc:creator>
    <meta:document-statistic meta:object-count="118"/>
    <meta:user-defined meta:name="Info 1"/>
    <meta:user-defined meta:name="Info 2"/>
    <meta:user-defined meta:name="Info 3"/>
    <meta:user-defined meta:name="Info 4"/>
  </office:meta>
</office:document-meta>
</file>